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75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55M51S">
            <text:p>11:55:51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57M21S">
            <text:p>11:57:21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299in" table:end-y="0.002in" draw:z-index="0" draw:name="Chart 1" draw:style-name="gr1" svg:width="13.1886in" svg:height="5.0524in" svg:x="0.0295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16.7">
            <text:p>117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6.95">
            <text:p>17.0</text:p>
          </table:table-cell>
          <table:table-cell table:style-name="ce4" office:value-type="float" office:value="2.75">
            <text:p>2.8</text:p>
          </table:table-cell>
          <table:table-cell table:style-name="ce4" office:value-type="float" office:value="4.675">
            <text:p>4.7</text:p>
          </table:table-cell>
          <table:table-cell table:style-name="ce4" office:value-type="float" office:value="75.625">
            <text:p>75.6</text:p>
          </table:table-cell>
          <table:table-cell table:style-name="ce4" office:value-type="float" office:value="19.7">
            <text:p>19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10.2">
            <text:p>210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50.1">
            <text:p>50.1</text:p>
          </table:table-cell>
          <table:table-cell table:style-name="ce4" office:value-type="float" office:value="6">
            <text:p>6.0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98.1">
            <text:p>98.1</text:p>
          </table:table-cell>
          <table:table-cell table:style-name="ce4" office:value-type="float" office:value="56.1">
            <text:p>56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0771H56M51S">
            <text:p>11:56:51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95575221238938">
            <text:p>3.0</text:p>
          </table:table-cell>
          <table:table-cell table:style-name="ce4" office:value-type="float" office:value="2.18181818181818">
            <text:p>2.2</text:p>
          </table:table-cell>
          <table:table-cell table:style-name="ce4" office:value-type="float" office:value="1.83957219251337">
            <text:p>1.8</text:p>
          </table:table-cell>
          <table:table-cell table:style-name="ce4" office:value-type="float" office:value="1.29719008264463">
            <text:p>1.3</text:p>
          </table:table-cell>
          <table:table-cell table:style-name="ce4" office:value-type="float" office:value="2.84771573604061">
            <text:p>2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.006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343.77">
            <text:p>3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00174535299764377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1-18">
            <text:p>18-Nov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55.5S">
            <text:p>00:11:56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5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0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4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9"/>6713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375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185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10"/>9433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950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823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3609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949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469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244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821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87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20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50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0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4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86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4583 0 6185 2862855 10241 0 626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0820 0 1549 714581 1424 0 394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1582 0 1712 716866 1826 0 67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1216 0 1251 717903 1398 0 71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0963 0 1672 713504 5591 0 92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841932 53 6 0 0 0 0 2 0 1 0 0 0 115 0 37119 71 0 0 0 0 0 0 0 22 0 0 0 0 0 0 0 0 32605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63723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159022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255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866863 0 268326 111826 168661 37160 0 3 66488 173 214226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26879473 <text:s/>246453 <text:s text:c="3"/>0 <text:s text:c="2"/>67 <text:s text:c="3"/>0 <text:s text:c="4"/>0 <text:s text:c="9"/>0 <text:s text:c="8"/>0 271133059 <text:s/>21526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137 25982 781854 256584 25978 174732 1608040 1136752 0 136788 13939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1035 25951 780802 256084 25977 174732 1608040 1136752 0 136696 13934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8 0 0 0 0 0 28 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356 0 0 0 0 0 356 3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30 116934 21 18 7 55 24 139 20 0 1 0 4 2932736 400 4294967295 3350528 3450364 3215650912 3215645884 9991190 0 0 4096 536946211 3223525726 0 0 0 3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46453 errors:0 dropped:67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1526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6879473 (26.8 MB) <text:s/>TX bytes:271133059 (271.1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48 (448.0 B) <text:s/>TX bytes:448 (448.0 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236 <text:s text:c="5"/>4044 <text:s/>4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4.6">
            <text:p>4.6</text:p>
          </table:table-cell>
          <table:table-cell office:value-type="float" office:value="90.2">
            <text:p>90.2</text:p>
          </table:table-cell>
          <table:table-cell office:value-type="float" office:value="5.2">
            <text:p>5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50.1">
            <text:p>50.1</text:p>
          </table:table-cell>
          <table:table-cell office:value-type="float" office:value="6">
            <text:p>6</text:p>
          </table:table-cell>
          <table:table-cell office:value-type="float" office:value="8.6">
            <text:p>8.6</text:p>
          </table:table-cell>
          <table:table-cell office:value-type="float" office:value="35.3">
            <text:p>35.3</text:p>
          </table:table-cell>
          <table:table-cell office:value-type="float" office:value="56.1">
            <text:p>56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12.7">
            <text:p>12.7</text:p>
          </table:table-cell>
          <table:table-cell office:value-type="float" office:value="2.9">
            <text:p>2.9</text:p>
          </table:table-cell>
          <table:table-cell office:value-type="float" office:value="5.5">
            <text:p>5.5</text:p>
          </table:table-cell>
          <table:table-cell office:value-type="float" office:value="78.9">
            <text:p>78.9</text:p>
          </table:table-cell>
          <table:table-cell office:value-type="float" office:value="15.6">
            <text:p>15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6.95">
            <text:p>16.95</text:p>
            <draw:frame table:end-cell-address="CPU_ALL.U33" table:end-x="0.4736in" table:end-y="0.0035in" draw:z-index="0" draw:name="Chart 1" draw:style-name="gr1" svg:width="13.1685in" svg:height="5.0539in" svg:x="0.0295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75">
            <text:p>2.75</text:p>
          </table:table-cell>
          <table:table-cell office:value-type="float" office:value="4.675">
            <text:p>4.68</text:p>
          </table:table-cell>
          <table:table-cell office:value-type="float" office:value="75.625">
            <text:p>75.63</text:p>
          </table:table-cell>
          <table:table-cell office:value-type="float" office:value="19.7">
            <text:p>19.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36in" table:end-y="0.0165in" draw:z-index="1" draw:name="Chart 2" draw:style-name="gr1" svg:width="13.1685in" svg:height="5.0524in" svg:x="0.0295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7.25">
            <text:p>17.3</text:p>
          </table:table-cell>
          <table:table-cell table:style-name="ce10" office:value-type="float" office:value="2.125">
            <text:p>2.1</text:p>
          </table:table-cell>
          <table:table-cell table:style-name="ce10" office:value-type="float" office:value="1.55">
            <text:p>1.6</text:p>
          </table:table-cell>
          <table:table-cell table:style-name="ce10" office:value-type="float" office:value="79.05">
            <text:p>79.1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7.075">
            <text:p>17.1</text:p>
          </table:table-cell>
          <table:table-cell table:style-name="ce10" office:value-type="float" office:value="2.45">
            <text:p>2.5</text:p>
          </table:table-cell>
          <table:table-cell table:style-name="ce10" office:value-type="float" office:value="1.7">
            <text:p>1.7</text:p>
          </table:table-cell>
          <table:table-cell table:style-name="ce10" office:value-type="float" office:value="78.775">
            <text:p>78.8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7.45">
            <text:p>17.5</text:p>
          </table:table-cell>
          <table:table-cell table:style-name="ce10" office:value-type="float" office:value="2.575">
            <text:p>2.6</text:p>
          </table:table-cell>
          <table:table-cell table:style-name="ce10" office:value-type="float" office:value="2.025">
            <text:p>2.0</text:p>
          </table:table-cell>
          <table:table-cell table:style-name="ce10" office:value-type="float" office:value="77.925">
            <text:p>77.9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6.55">
            <text:p>16.6</text:p>
          </table:table-cell>
          <table:table-cell table:style-name="ce10" office:value-type="float" office:value="3.2">
            <text:p>3.2</text:p>
          </table:table-cell>
          <table:table-cell table:style-name="ce10" office:value-type="float" office:value="13.425">
            <text:p>13.4</text:p>
          </table:table-cell>
          <table:table-cell table:style-name="ce10" office:value-type="float" office:value="66.8">
            <text:p>66.8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36in" table:end-y="0.002in" draw:z-index="0" draw:name="Chart 1" draw:style-name="gr1" svg:width="13.1685in" svg:height="5.0524in" svg:x="0.0295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0">
            <text:p>0</text:p>
          </table:table-cell>
          <table:table-cell office:value-type="float" office:value="1003.4">
            <text:p>1003.4</text:p>
          </table:table-cell>
          <table:table-cell office:value-type="float" office:value="121.6">
            <text:p>121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0.2">
            <text:p>0.2</text:p>
          </table:table-cell>
          <table:table-cell office:value-type="float" office:value="7994.2">
            <text:p>7994.2</text:p>
          </table:table-cell>
          <table:table-cell office:value-type="float" office:value="210.2">
            <text:p>210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0">
            <text:p>0</text:p>
          </table:table-cell>
          <table:table-cell office:value-type="float" office:value="2461.4">
            <text:p>2461.4</text:p>
          </table:table-cell>
          <table:table-cell office:value-type="float" office:value="135">
            <text:p>1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.05">
            <text:p>0.1</text:p>
            <draw:frame table:end-cell-address="DISK_SUMM.T33" table:end-x="0.6193in" table:end-y="0.0035in" draw:z-index="0" draw:name="Chart 1" draw:style-name="gr1" svg:width="13.2697in" svg:height="5.0539in" svg:x="0.0295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2864.75">
            <text:p>2864.8</text:p>
          </table:table-cell>
          <table:table-cell table:style-name="ce11" table:formula="of:=AVERAGE([.D2:.D5])" office:value-type="float" office:value="116.7">
            <text:p>116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15">
            <text:p>0.2</text:p>
          </table:table-cell>
          <table:table-cell table:style-name="ce11" table:formula="of:=IF([.C7]=0;0;MAX(SUMPRODUCT([.C2:.C5];[.C2:.C5])/SUM([.C2:.C5])-[.C7];0))" office:value-type="float" office:value="3328.85634959421">
            <text:p>3328.9</text:p>
          </table:table-cell>
          <table:table-cell table:style-name="ce11" table:formula="of:=IF([.D7]=0;0;MAX(SUMPRODUCT([.D2:.D5];[.D2:.D5])/SUM([.D2:.D5])-[.D7];0))" office:value-type="float" office:value="48.6718937446444">
            <text:p>48.7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800.59365040579">
            <text:p>1800.6</text:p>
          </table:table-cell>
          <table:table-cell table:style-name="ce11" table:formula="of:=ABS(MAX([.D2:.D5])-[.D7]-[.D8])" office:value-type="float" office:value="44.8281062553556">
            <text:p>44.8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3in" table:end-y="0.0165in" draw:z-index="1" draw:name="Chart 2" draw:style-name="gr1" svg:width="13.2697in" svg:height="5.0524in" svg:x="0.0295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table:number-columns-repeated="2" office:value-type="float" office:value="8.3">
            <text:p>8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6.6">
            <text:p>1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6">
            <text:p>7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table:number-columns-repeated="2" office:value-type="float" office:value="18.2">
            <text:p>18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6.4">
            <text:p>36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6.125">
            <text:p>16.1</text:p>
            <draw:frame table:end-cell-address="DISKBSIZE.V33" table:end-x="0.2236in" table:end-y="0.0035in" draw:z-index="0" draw:name="Chart 1" draw:style-name="gr1" svg:width="13.2921in" svg:height="5.0539in" svg:x="0.0295in" svg:y="0.0043in">
              <draw:object draw:notify-on-update-of-ranges="DISKBSIZE.B1:DISKBSIZE.E1 DISKBSIZE.B7:DISKBSIZE.E7 DISKBSIZE.B8:DISKBSIZE.E8 DISKBSIZE.B9:DISKBSIZE.E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16.125">
            <text:p>16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2.4661627906977">
            <text:p>12.5</text:p>
          </table:table-cell>
          <table:table-cell table:style-name="ce11" table:formula="of:=IF([.C7]=0;0;MAX(SUMPRODUCT([.C2:.C5];[.C2:.C5])/SUM([.C2:.C5])-[.C7];0))" office:value-type="float" office:value="12.4661627906977">
            <text:p>12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9.40883720930232">
            <text:p>9.4</text:p>
          </table:table-cell>
          <table:table-cell table:style-name="ce11" table:formula="of:=ABS(MAX([.C2:.C5])-[.C7]-[.C8])" office:value-type="float" office:value="9.40883720930232">
            <text:p>9.4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8.5911627906977">
            <text:p>28.6</text:p>
          </table:table-cell>
          <table:table-cell table:style-name="ce11" table:formula="of:=[.C7]+ [.C8]" office:value-type="float" office:value="28.5911627906977">
            <text:p>28.6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2236in" table:end-y="0.0165in" draw:z-index="1" draw:name="Chart 2" draw:style-name="gr1" svg:width="13.2921in" svg:height="5.0524in" svg:x="0.0295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table:number-columns-repeated="2" office:value-type="float" office:value="22.1">
            <text:p>22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4.2">
            <text:p>4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49.3">
            <text:p>49.3</text:p>
          </table:table-cell>
          <table:table-cell office:value-type="float" office:value="49.2">
            <text:p>49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98.5">
            <text:p>98.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30.2">
            <text:p>30.2</text:p>
          </table:table-cell>
          <table:table-cell office:value-type="float" office:value="30.3">
            <text:p>30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0.5">
            <text:p>60.5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25.4">
            <text:p>25.4</text:p>
            <draw:frame table:end-cell-address="DISKBUSY.V33" table:end-x="0.2236in" table:end-y="0.0035in" draw:z-index="0" draw:name="Chart 1" draw:style-name="gr1" svg:width="13.2921in" svg:height="5.0539in" svg:x="0.0295in" svg:y="0.0043in">
              <draw:object draw:notify-on-update-of-ranges="DISKBUSY.B1:DISKBUSY.E1 DISKBUSY.B7:DISKBUSY.E7 DISKBUSY.B8:DISKBUSY.E8 DISKBUSY.B9:DISKBUSY.E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25.4">
            <text:p>25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2.3061023622047">
            <text:p>12.3</text:p>
          </table:table-cell>
          <table:table-cell table:style-name="ce11" table:formula="of:=IF([.C7]=0;0;MAX(SUMPRODUCT([.C2:.C5];[.C2:.C5])/SUM([.C2:.C5])-[.C7];0))" office:value-type="float" office:value="12.2687007874016">
            <text:p>12.3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1.5938976377953">
            <text:p>11.6</text:p>
          </table:table-cell>
          <table:table-cell table:style-name="ce11" table:formula="of:=ABS(MAX([.C2:.C5])-[.C7]-[.C8])" office:value-type="float" office:value="11.5312992125984">
            <text:p>11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37.7061023622047">
            <text:p>37.7</text:p>
          </table:table-cell>
          <table:table-cell table:style-name="ce11" table:formula="of:=[.C7]+ [.C8]" office:value-type="float" office:value="37.6687007874016">
            <text:p>37.7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2236in" table:end-y="0.0165in" draw:z-index="1" draw:name="Chart 2" draw:style-name="gr1" svg:width="13.2921in" svg:height="5.0524in" svg:x="0.0295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.025">
            <text:p>0.0</text:p>
            <draw:frame table:end-cell-address="DISKREAD.V33" table:end-x="0.2236in" table:end-y="0.0035in" draw:z-index="0" draw:name="Chart 1" draw:style-name="gr1" svg:width="13.2921in" svg:height="5.0539in" svg:x="0.0295in" svg:y="0.0043in">
              <draw:object draw:notify-on-update-of-ranges="DISKREAD.B1:DISKREAD.E1 DISKREAD.B7:DISKREAD.E7 DISKREAD.B8:DISKREAD.E8 DISKREAD.B9:DISKREAD.E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.025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75">
            <text:p>0.1</text:p>
          </table:table-cell>
          <table:table-cell table:style-name="ce11" table:formula="of:=IF([.C7]=0;0;MAX(SUMPRODUCT([.C2:.C5];[.C2:.C5])/SUM([.C2:.C5])-[.C7];0))" office:value-type="float" office:value="0.075">
            <text:p>0.1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.1">
            <text:p>0.1</text:p>
          </table:table-cell>
          <table:table-cell table:style-name="ce11" table:formula="of:=[.C7]+ [.C8]" office:value-type="float" office:value="0.1">
            <text:p>0.1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2236in" table:end-y="0.0165in" draw:z-index="1" draw:name="Chart 2" draw:style-name="gr1" svg:width="13.2921in" svg:height="5.0524in" svg:x="0.0295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table:number-columns-repeated="2" office:value-type="float" office:value="501.7">
            <text:p>501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003.4">
            <text:p>100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table:number-columns-repeated="2" office:value-type="float" office:value="3997.1">
            <text:p>3997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994.2">
            <text:p>799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table:number-columns-repeated="2" office:value-type="float" office:value="1230.7">
            <text:p>1230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461.4">
            <text:p>246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432.375">
            <text:p>1432.4</text:p>
            <draw:frame table:end-cell-address="DISKWRITE.V33" table:end-x="0.2236in" table:end-y="0.0035in" draw:z-index="0" draw:name="Chart 1" draw:style-name="gr1" svg:width="13.2921in" svg:height="5.0539in" svg:x="0.0295in" svg:y="0.0043in">
              <draw:object draw:notify-on-update-of-ranges="DISKWRITE.B1:DISKWRITE.E1 DISKWRITE.B7:DISKWRITE.E7 DISKWRITE.B8:DISKWRITE.E8 DISKWRITE.B9:DISKWRITE.E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1432.375">
            <text:p>1432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664.4281747971">
            <text:p>1664.4</text:p>
          </table:table-cell>
          <table:table-cell table:style-name="ce11" table:formula="of:=IF([.C7]=0;0;MAX(SUMPRODUCT([.C2:.C5];[.C2:.C5])/SUM([.C2:.C5])-[.C7];0))" office:value-type="float" office:value="1664.4281747971">
            <text:p>1664.4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900.296825202897">
            <text:p>900.3</text:p>
          </table:table-cell>
          <table:table-cell table:style-name="ce11" table:formula="of:=ABS(MAX([.C2:.C5])-[.C7]-[.C8])" office:value-type="float" office:value="900.296825202897">
            <text:p>900.3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3096.8031747971">
            <text:p>3096.8</text:p>
          </table:table-cell>
          <table:table-cell table:style-name="ce11" table:formula="of:=[.C7]+ [.C8]" office:value-type="float" office:value="3096.8031747971">
            <text:p>3096.8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2236in" table:end-y="0.0165in" draw:z-index="1" draw:name="Chart 2" draw:style-name="gr1" svg:width="13.2921in" svg:height="5.0524in" svg:x="0.0295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table:number-columns-repeated="2" office:value-type="float" office:value="60.8">
            <text:p>60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21.6">
            <text:p>121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table:number-columns-repeated="2" office:value-type="float" office:value="105.1">
            <text:p>105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10.2">
            <text:p>21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table:number-columns-repeated="2" office:value-type="float" office:value="67.5">
            <text:p>67.5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5">
            <text:p>135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58.35">
            <text:p>58.4</text:p>
            <draw:frame table:end-cell-address="DISKXFER.V33" table:end-x="0.2236in" table:end-y="0.0035in" draw:z-index="0" draw:name="Chart 1" draw:style-name="gr1" svg:width="13.2921in" svg:height="5.0539in" svg:x="0.0295in" svg:y="0.0043in">
              <draw:object draw:notify-on-update-of-ranges="DISKXFER.B1:DISKXFER.E1 DISKXFER.B7:DISKXFER.E7 DISKXFER.B8:DISKXFER.E8 DISKXFER.B9:DISKXFER.E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58.35">
            <text:p>58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24.3359468723222">
            <text:p>24.3</text:p>
          </table:table-cell>
          <table:table-cell table:style-name="ce11" table:formula="of:=IF([.C7]=0;0;MAX(SUMPRODUCT([.C2:.C5];[.C2:.C5])/SUM([.C2:.C5])-[.C7];0))" office:value-type="float" office:value="24.3359468723222">
            <text:p>24.3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22.4140531276778">
            <text:p>22.4</text:p>
          </table:table-cell>
          <table:table-cell table:style-name="ce11" table:formula="of:=ABS(MAX([.C2:.C5])-[.C7]-[.C8])" office:value-type="float" office:value="22.4140531276778">
            <text:p>22.4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82.6859468723222">
            <text:p>82.7</text:p>
          </table:table-cell>
          <table:table-cell table:style-name="ce11" table:formula="of:=[.C7]+ [.C8]" office:value-type="float" office:value="82.6859468723222">
            <text:p>82.7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2236in" table:end-y="0.0165in" draw:z-index="1" draw:name="Chart 2" draw:style-name="gr1" svg:width="13.2921in" svg:height="5.0524in" svg:x="0.0295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42.2">
            <text:p>42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42.2">
            <text:p>42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42.2">
            <text:p>42.2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2.55">
            <text:p>42.6</text:p>
            <draw:frame table:end-cell-address="JFSFILE.U33" table:end-x="0.4736in" table:end-y="0.0035in" draw:z-index="0" draw:name="Chart 1" draw:style-name="gr1" svg:width="13.1685in" svg:height="5.0539in" svg:x="0.0295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863689776733878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1.04136310223267">
            <text:p>1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655.8">
            <text:p>655.8</text:p>
          </table:table-cell>
          <table:table-cell office:value-type="float" office:value="46.1">
            <text:p>46.1</text:p>
          </table:table-cell>
          <table:table-cell office:value-type="float" office:value="609.8">
            <text:p>609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4.1">
            <text:p>604.1</text:p>
          </table:table-cell>
          <table:table-cell office:value-type="float" office:value="921.4">
            <text:p>921.4</text:p>
          </table:table-cell>
          <table:table-cell office:value-type="float" office:value="-1">
            <text:p>-1</text:p>
          </table:table-cell>
          <table:table-cell office:value-type="float" office:value="134.3">
            <text:p>134.3</text:p>
          </table:table-cell>
          <table:table-cell office:value-type="float" office:value="0">
            <text:p>0</text:p>
          </table:table-cell>
          <table:table-cell office:value-type="float" office:value="385.8">
            <text:p>385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650.5">
            <text:p>650.5</text:p>
          </table:table-cell>
          <table:table-cell office:value-type="float" office:value="41.9">
            <text:p>41.9</text:p>
          </table:table-cell>
          <table:table-cell office:value-type="float" office:value="608.6">
            <text:p>608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921.7">
            <text:p>921.7</text:p>
          </table:table-cell>
          <table:table-cell office:value-type="float" office:value="-1">
            <text:p>-1</text:p>
          </table:table-cell>
          <table:table-cell office:value-type="float" office:value="134.3">
            <text:p>134.3</text:p>
          </table:table-cell>
          <table:table-cell office:value-type="float" office:value="0">
            <text:p>0</text:p>
          </table:table-cell>
          <table:table-cell office:value-type="float" office:value="389.4">
            <text:p>389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493">
            <text:p>493</text:p>
          </table:table-cell>
          <table:table-cell office:value-type="float" office:value="1.6">
            <text:p>1.6</text:p>
          </table:table-cell>
          <table:table-cell office:value-type="float" office:value="491.4">
            <text:p>491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707.8">
            <text:p>707.8</text:p>
          </table:table-cell>
          <table:table-cell office:value-type="float" office:value="1052.1">
            <text:p>1052.1</text:p>
          </table:table-cell>
          <table:table-cell office:value-type="float" office:value="-1">
            <text:p>-1</text:p>
          </table:table-cell>
          <table:table-cell office:value-type="float" office:value="134.5">
            <text:p>134.5</text:p>
          </table:table-cell>
          <table:table-cell office:value-type="float" office:value="0">
            <text:p>0</text:p>
          </table:table-cell>
          <table:table-cell office:value-type="float" office:value="419.3">
            <text:p>419.3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89.2">
            <text:p>589.2</text:p>
          </table:table-cell>
          <table:table-cell office:value-type="float" office:value="35.8">
            <text:p>35.8</text:p>
          </table:table-cell>
          <table:table-cell office:value-type="float" office:value="553.4">
            <text:p>553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8.4">
            <text:p>608.4</text:p>
          </table:table-cell>
          <table:table-cell office:value-type="float" office:value="981.8">
            <text:p>981.8</text:p>
          </table:table-cell>
          <table:table-cell office:value-type="float" office:value="-1">
            <text:p>-1</text:p>
          </table:table-cell>
          <table:table-cell office:value-type="float" office:value="138.5">
            <text:p>138.5</text:p>
          </table:table-cell>
          <table:table-cell office:value-type="float" office:value="0">
            <text:p>0</text:p>
          </table:table-cell>
          <table:table-cell office:value-type="float" office:value="392.2">
            <text:p>392.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299in" table:end-y="0.0035in" draw:z-index="0" draw:name="Chart 1" draw:style-name="gr1" svg:width="13.6646in" svg:height="5.0539in" svg:x="0.0295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299in" table:end-y="0.0165in" draw:z-index="1" draw:name="Chart 2" draw:style-name="gr1" svg:width="13.6646in" svg:height="5.0524in" svg:x="0.0295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0">
            <text:p>0</text:p>
          </table:table-cell>
          <table:table-cell office:value-type="float" office:value="59.7">
            <text:p>59.7</text:p>
          </table:table-cell>
          <table:table-cell office:value-type="float" office:value="0">
            <text:p>0</text:p>
          </table:table-cell>
          <table:table-cell office:value-type="float" office:value="203.5">
            <text:p>203.5</text:p>
          </table:table-cell>
          <table:table-cell office:value-type="float" office:value="0">
            <text:p>0</text:p>
          </table:table-cell>
          <table:table-cell office:value-type="float" office:value="263.2">
            <text:p>263.2</text:p>
          </table:table-cell>
          <table:table-cell office:value-type="float" office:value="59.7">
            <text:p>59.7</text:p>
          </table:table-cell>
          <table:table-cell office:value-type="float" office:value="-203.5">
            <text:p>-203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0">
            <text:p>0</text:p>
          </table:table-cell>
          <table:table-cell office:value-type="float" office:value="220.5">
            <text:p>220.5</text:p>
          </table:table-cell>
          <table:table-cell office:value-type="float" office:value="0">
            <text:p>0</text:p>
          </table:table-cell>
          <table:table-cell office:value-type="float" office:value="1994.1">
            <text:p>1994.1</text:p>
          </table:table-cell>
          <table:table-cell office:value-type="float" office:value="0">
            <text:p>0</text:p>
          </table:table-cell>
          <table:table-cell office:value-type="float" office:value="2214.6">
            <text:p>2214.6</text:p>
          </table:table-cell>
          <table:table-cell office:value-type="float" office:value="220.5">
            <text:p>220.5</text:p>
          </table:table-cell>
          <table:table-cell office:value-type="float" office:value="-1994.1">
            <text:p>-1994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312.2">
            <text:p>312.2</text:p>
          </table:table-cell>
          <table:table-cell office:value-type="float" office:value="22.2">
            <text:p>22.2</text:p>
          </table:table-cell>
          <table:table-cell office:value-type="float" office:value="-290">
            <text:p>-29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36in" table:end-y="0.0035in" draw:z-index="0" draw:name="Chart 1" draw:style-name="gr1" svg:width="13.1685in" svg:height="5.0539in" svg:x="0.0295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75.9">
            <text:p>75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621.95">
            <text:p>622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97.6132411067194">
            <text:p>97.6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1026.87510651982">
            <text:p>1026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46.9867588932807">
            <text:p>47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345.274893480183">
            <text:p>345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36in" table:end-y="0.0165in" draw:z-index="1" draw:name="Chart 2" draw:style-name="gr1" svg:width="13.1685in" svg:height="5.0524in" svg:x="0.0295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36in" table:end-y="0.0307in" draw:z-index="2" draw:name="Chart 3" draw:style-name="gr1" svg:width="13.1685in" svg:height="5.0535in" svg:x="0.0295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0">
            <text:p>0</text:p>
          </table:table-cell>
          <table:table-cell office:value-type="float" office:value="242.2">
            <text:p>242.2</text:p>
          </table:table-cell>
          <table:table-cell office:value-type="float" office:value="0">
            <text:p>0</text:p>
          </table:table-cell>
          <table:table-cell office:value-type="float" office:value="297.6">
            <text:p>297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0">
            <text:p>0</text:p>
          </table:table-cell>
          <table:table-cell office:value-type="float" office:value="1035.2">
            <text:p>1035.2</text:p>
          </table:table-cell>
          <table:table-cell office:value-type="float" office:value="0">
            <text:p>0</text:p>
          </table:table-cell>
          <table:table-cell office:value-type="float" office:value="1771.5">
            <text:p>1771.5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0">
            <text:p>0</text:p>
          </table:table-cell>
          <table:table-cell office:value-type="float" office:value="148.1">
            <text:p>148.1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36in" table:end-y="0.0035in" draw:z-index="0" draw:name="Chart 1" draw:style-name="gr1" svg:width="13.1685in" svg:height="5.0539in" svg:x="0.0295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361.375">
            <text:p>361.4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579.75">
            <text:p>579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436.019320304393">
            <text:p>436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838.438796895213">
            <text:p>838.4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237.805679695607">
            <text:p>237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353.311203104787">
            <text:p>353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36in" table:end-y="0.0165in" draw:z-index="1" draw:name="Chart 2" draw:style-name="gr1" svg:width="13.1685in" svg:height="5.0524in" svg:x="0.0295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770.9">
            <text:p>770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.6">
            <text:p>0.6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2707.9">
            <text:p>2707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841.7">
            <text:p>841.7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36in" table:end-y="0.0035in" draw:z-index="0" draw:name="Chart 1" draw:style-name="gr1" svg:width="13.1685in" svg:height="5.0539in" svg:x="0.0295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36in" table:end-y="0.0165in" draw:z-index="1" draw:name="Chart 2" draw:style-name="gr1" svg:width="13.1685in" svg:height="5.0524in" svg:x="0.0295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36in" table:end-y="0.0307in" draw:z-index="2" draw:name="Chart 3" draw:style-name="gr1" svg:width="13.1685in" svg:height="5.0535in" svg:x="0.0295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table:number-columns-repeated="3" office:value-type="float" office:value="-1">
            <text:p>-1</text:p>
          </table:table-cell>
          <table:table-cell office:value-type="float" office:value="22">
            <text:p>22</text:p>
          </table:table-cell>
          <table:table-cell table:number-columns-repeated="13" office:value-type="float" office:value="-1">
            <text:p>-1</text:p>
          </table:table-cell>
          <table:table-cell office:value-type="float" office:value="9335">
            <text:p>9335</text:p>
          </table:table-cell>
          <table:table-cell office:value-type="float" office:value="-1">
            <text:p>-1</text:p>
          </table:table-cell>
          <table:table-cell office:value-type="float" office:value="272">
            <text:p>272</text:p>
          </table:table-cell>
          <table:table-cell office:value-type="float" office:value="320">
            <text:p>320</text:p>
          </table:table-cell>
          <table:table-cell office:value-type="float" office:value="-1">
            <text:p>-1</text:p>
          </table:table-cell>
          <table:table-cell office:value-type="float" office:value="189034">
            <text:p>189034</text:p>
          </table:table-cell>
          <table:table-cell table:number-columns-repeated="7"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table:number-columns-repeated="3"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table:number-columns-repeated="3" office:value-type="float" office:value="-1">
            <text:p>-1</text:p>
          </table:table-cell>
          <table:table-cell office:value-type="float" office:value="65">
            <text:p>6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-189035">
            <text:p>-189035</text:p>
          </table:table-cell>
          <table:table-cell table:number-columns-repeated="9" office:value-type="float" office:value="0">
            <text:p>0</text:p>
          </table:table-cell>
          <table:table-cell office:value-type="float" office:value="-73">
            <text:p>-73</text:p>
          </table:table-cell>
          <table:table-cell table:number-columns-repeated="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table:number-columns-repeated="3" office:value-type="float" office:value="-1">
            <text:p>-1</text:p>
          </table:table-cell>
          <table:table-cell office:value-type="float" office:value="295">
            <text:p>29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8762">
            <text:p>-8762</text:p>
          </table:table-cell>
          <table:table-cell office:value-type="float" office:value="0">
            <text:p>0</text:p>
          </table:table-cell>
          <table:table-cell office:value-type="float" office:value="-183">
            <text:p>-183</text:p>
          </table:table-cell>
          <table:table-cell table:number-columns-repeated="10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table:number-columns-repeated="3" office:value-type="float" office:value="-1">
            <text:p>-1</text:p>
          </table:table-cell>
          <table:table-cell office:value-type="float" office:value="377">
            <text:p>37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191205">
            <text:p>191205</text:p>
          </table:table-cell>
          <table:table-cell table:number-columns-repeated="13"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36in" table:end-y="0.0035in" draw:z-index="0" draw:name="Chart 1" draw:style-name="gr1" svg:width="13.1685in" svg:height="5.0539in" svg:x="0.0295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36in" table:end-y="0.0165in" draw:z-index="1" draw:name="Chart 2" draw:style-name="gr1" svg:width="13.1685in" svg:height="5.0524in" svg:x="0.0295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55M51S">
            <text:p>11:55:51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1H55M51S">
            <text:p>11:55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56M21S">
            <text:p>11:56:21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1H56M21S">
            <text:p>11:56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56M51S">
            <text:p>11:56:51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1H56M51S">
            <text:p>11:56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57M21S">
            <text:p>11:57:21</text:p>
          </table:table-cell>
          <table:table-cell office:value-type="date" office:date-value="2011-11-18">
            <text:p>18-Nov-11</text:p>
          </table:table-cell>
          <table:table-cell table:style-name="ce13" office:value-type="time" office:time-value="PT980771H57M21S">
            <text:p>11:57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8.1">
            <text:p>98.1</text:p>
          </table:table-cell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3.6">
            <text:p>3.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94.7">
            <text:p>94.7</text:p>
          </table:table-cell>
          <table:table-cell office:value-type="float" office:value="4.5">
            <text:p>4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53">
            <text:p>53</text:p>
          </table:table-cell>
          <table:table-cell office:value-type="float" office:value="5.9">
            <text:p>5.9</text:p>
          </table:table-cell>
          <table:table-cell office:value-type="float" office:value="4.7">
            <text:p>4.7</text:p>
          </table:table-cell>
          <table:table-cell office:value-type="float" office:value="36.4">
            <text:p>36.4</text:p>
          </table:table-cell>
          <table:table-cell office:value-type="float" office:value="58.9">
            <text:p>58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10.9">
            <text:p>10.9</text:p>
          </table:table-cell>
          <table:table-cell office:value-type="float" office:value="1.5">
            <text:p>1.5</text:p>
          </table:table-cell>
          <table:table-cell office:value-type="float" office:value="0.6">
            <text:p>0.6</text:p>
          </table:table-cell>
          <table:table-cell office:value-type="float" office:value="87">
            <text:p>87</text:p>
          </table:table-cell>
          <table:table-cell office:value-type="float" office:value="12.4">
            <text:p>12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7.25">
            <text:p>17.25</text:p>
            <draw:frame table:end-cell-address="CPU01.U33" table:end-x="0.4736in" table:end-y="0.0035in" draw:z-index="0" draw:name="Chart 1" draw:style-name="gr1" svg:width="13.1685in" svg:height="5.0539in" svg:x="0.0295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125">
            <text:p>2.13</text:p>
          </table:table-cell>
          <table:table-cell office:value-type="float" office:value="1.55">
            <text:p>1.55</text:p>
          </table:table-cell>
          <table:table-cell office:value-type="float" office:value="79.05">
            <text:p>79.05</text:p>
          </table:table-cell>
          <table:table-cell office:value-type="float" office:value="19.375">
            <text:p>19.3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7.9">
            <text:p>97.9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94.1">
            <text:p>94.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48.5">
            <text:p>48.5</text:p>
          </table:table-cell>
          <table:table-cell office:value-type="float" office:value="5.2">
            <text:p>5.2</text:p>
          </table:table-cell>
          <table:table-cell office:value-type="float" office:value="3.9">
            <text:p>3.9</text:p>
          </table:table-cell>
          <table:table-cell office:value-type="float" office:value="42.4">
            <text:p>42.4</text:p>
          </table:table-cell>
          <table:table-cell office:value-type="float" office:value="53.7">
            <text:p>5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14.2">
            <text:p>14.2</text:p>
          </table:table-cell>
          <table:table-cell office:value-type="float" office:value="3.4">
            <text:p>3.4</text:p>
          </table:table-cell>
          <table:table-cell office:value-type="float" office:value="1.7">
            <text:p>1.7</text:p>
          </table:table-cell>
          <table:table-cell office:value-type="float" office:value="80.7">
            <text:p>80.7</text:p>
          </table:table-cell>
          <table:table-cell office:value-type="float" office:value="17.6">
            <text:p>17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7.075">
            <text:p>17.08</text:p>
            <draw:frame table:end-cell-address="CPU02.U33" table:end-x="0.4736in" table:end-y="0.0035in" draw:z-index="0" draw:name="Chart 1" draw:style-name="gr1" svg:width="13.1685in" svg:height="5.0539in" svg:x="0.0295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45">
            <text:p>2.45</text:p>
          </table:table-cell>
          <table:table-cell office:value-type="float" office:value="1.7">
            <text:p>1.7</text:p>
          </table:table-cell>
          <table:table-cell office:value-type="float" office:value="78.775">
            <text:p>78.78</text:p>
          </table:table-cell>
          <table:table-cell office:value-type="float" office:value="19.525">
            <text:p>19.5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98.1">
            <text:p>98.1</text:p>
          </table:table-cell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3.9">
            <text:p>3.9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92.8">
            <text:p>92.8</text:p>
          </table:table-cell>
          <table:table-cell office:value-type="float" office:value="5.4">
            <text:p>5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50.3">
            <text:p>50.3</text:p>
          </table:table-cell>
          <table:table-cell office:value-type="float" office:value="5.7">
            <text:p>5.7</text:p>
          </table:table-cell>
          <table:table-cell office:value-type="float" office:value="5.1">
            <text:p>5.1</text:p>
          </table:table-cell>
          <table:table-cell office:value-type="float" office:value="38.9">
            <text:p>38.9</text:p>
          </table:table-cell>
          <table:table-cell office:value-type="float" office:value="56">
            <text:p>5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14.1">
            <text:p>14.1</text:p>
          </table:table-cell>
          <table:table-cell office:value-type="float" office:value="2.9">
            <text:p>2.9</text:p>
          </table:table-cell>
          <table:table-cell office:value-type="float" office:value="1.1">
            <text:p>1.1</text:p>
          </table:table-cell>
          <table:table-cell office:value-type="float" office:value="81.9">
            <text:p>81.9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7.45">
            <text:p>17.45</text:p>
            <draw:frame table:end-cell-address="CPU03.U33" table:end-x="0.4736in" table:end-y="0.0035in" draw:z-index="0" draw:name="Chart 1" draw:style-name="gr1" svg:width="13.1685in" svg:height="5.0539in" svg:x="0.0295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575">
            <text:p>2.58</text:p>
          </table:table-cell>
          <table:table-cell office:value-type="float" office:value="2.025">
            <text:p>2.03</text:p>
          </table:table-cell>
          <table:table-cell office:value-type="float" office:value="77.925">
            <text:p>77.93</text:p>
          </table:table-cell>
          <table:table-cell office:value-type="float" office:value="20.025">
            <text:p>20.0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5M51S">
            <text:p>11:55:51</text:p>
          </table:table-cell>
          <table:table-cell office:value-type="float" office:value="1.5">
            <text:p>1.5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97.5">
            <text:p>97.5</text:p>
          </table:table-cell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21S">
            <text:p>11:56:21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14.7">
            <text:p>14.7</text:p>
          </table:table-cell>
          <table:table-cell office:value-type="float" office:value="79.4">
            <text:p>79.4</text:p>
          </table:table-cell>
          <table:table-cell office:value-type="float" office:value="5.8">
            <text:p>5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6M51S">
            <text:p>11:56:51</text:p>
          </table:table-cell>
          <table:table-cell office:value-type="float" office:value="49.4">
            <text:p>49.4</text:p>
          </table:table-cell>
          <table:table-cell office:value-type="float" office:value="6.9">
            <text:p>6.9</text:p>
          </table:table-cell>
          <table:table-cell office:value-type="float" office:value="19.9">
            <text:p>19.9</text:p>
          </table:table-cell>
          <table:table-cell office:value-type="float" office:value="23.8">
            <text:p>23.8</text:p>
          </table:table-cell>
          <table:table-cell office:value-type="float" office:value="56.3">
            <text:p>56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0771H57M21S">
            <text:p>11:57:21</text:p>
          </table:table-cell>
          <table:table-cell office:value-type="float" office:value="11.5">
            <text:p>11.5</text:p>
          </table:table-cell>
          <table:table-cell office:value-type="float" office:value="3.7">
            <text:p>3.7</text:p>
          </table:table-cell>
          <table:table-cell office:value-type="float" office:value="18.3">
            <text:p>18.3</text:p>
          </table:table-cell>
          <table:table-cell office:value-type="float" office:value="66.5">
            <text:p>66.5</text:p>
          </table:table-cell>
          <table:table-cell office:value-type="float" office:value="15.2">
            <text:p>15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6.55">
            <text:p>16.55</text:p>
            <draw:frame table:end-cell-address="CPU04.U33" table:end-x="0.4736in" table:end-y="0.0035in" draw:z-index="0" draw:name="Chart 1" draw:style-name="gr1" svg:width="13.1685in" svg:height="5.0539in" svg:x="0.0295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3.2">
            <text:p>3.2</text:p>
          </table:table-cell>
          <table:table-cell office:value-type="float" office:value="13.425">
            <text:p>13.43</text:p>
          </table:table-cell>
          <table:table-cell office:value-type="float" office:value="66.8">
            <text:p>66.8</text:p>
          </table:table-cell>
          <table:table-cell office:value-type="float" office:value="19.75">
            <text:p>19.7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2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12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5cm" svg:height="12.834cm" xlink:href=".." chart:class="chart:line" chart:style-name="ch1">
        <chart:title svg:x="10.916cm" svg:y="0.256cm" chart:style-name="ch2">
          <text:p>System Summary ubuntuServer  11/18/2011</text:p>
        </chart:title>
        <chart:legend chart:legend-position="end" svg:x="30.617cm" svg:y="5.832cm" chart:style-name="ch3"/>
        <chart:plot-area chart:style-name="ch4" table:cell-range-address="CPU_ALL.A2:CPU_ALL.A5 CPU_ALL.F1:CPU_ALL.F5 DISK_SUMM.D2:DISK_SUMM.D5" chart:data-source-has-labels="column" svg:x="1.139cm" svg:y="1.281cm" svg:width="28.339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671cm" svg:y="6.603cm" chart:style-name="ch7">
              <text:p>usr%+sys%</text:p>
            </chart:title>
          </chart:axis>
          <chart:axis chart:dimension="y" chart:name="secondary-y" chart:style-name="ch8">
            <chart:title svg:x="28.57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55:51</text:p>
              </table:table-cell>
              <table:table-cell office:value-type="float" office:value="1.9">
                <text:p text:id="CPU_ALL.F2:CPU_ALL.F5">1.9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5.2">
                <text:p>5.2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56.1">
                <text:p>56.1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15.6">
                <text:p>15.6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10.147cm" svg:y="0.256cm" chart:style-name="ch2">
          <text:p>Disk %Busy JMeter_Test_390_Threads  11/18/2011</text:p>
        </chart:title>
        <chart:legend chart:legend-position="end" svg:x="31.562cm" svg:y="5.364cm" chart:style-name="ch3"/>
        <chart:plot-area chart:style-name="ch4" table:cell-range-address="DISKBUSY.A1:DISKBUSY.E5" chart:data-source-has-labels="both" svg:x="0.675cm" svg:y="1.281cm" svg:width="30.213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1:55:51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22.1">
                <text:p>22.1</text:p>
              </table:table-cell>
              <table:table-cell office:value-type="float" office:value="22.1">
                <text:p>2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49.3">
                <text:p>49.3</text:p>
              </table:table-cell>
              <table:table-cell office:value-type="float" office:value="49.2">
                <text:p>49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30.2">
                <text:p>30.2</text:p>
              </table:table-cell>
              <table:table-cell office:value-type="float" office:value="30.3">
                <text:p>3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8cm" xlink:href=".." chart:class="chart:bar" chart:style-name="ch1">
        <chart:title svg:x="9.658cm" svg:y="0.256cm" chart:style-name="ch2">
          <text:p>Disk Read KB/s JMeter_Test_390_Threads  11/18/2011</text:p>
        </chart:title>
        <chart:legend chart:legend-position="end" svg:x="31.403cm" svg:y="5.6cm" chart:style-name="ch3"/>
        <chart:plot-area chart:style-name="ch4" table:cell-range-address="DISKREAD.B1:DISKREAD.E1 DISKREAD.B7:DISKREAD.E9" chart:data-source-has-labels="row" svg:x="0.675cm" svg:y="1.281cm" svg:width="30.054cm" svg:height="11.045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E7" chart:class="chart:bar">
            <chart:data-point chart:repeated="4"/>
          </chart:series>
          <chart:series chart:style-name="ch9" chart:values-cell-range-address="DISKREAD.B8:DISKREAD.E8" chart:class="chart:bar">
            <chart:data-point chart:repeated="4"/>
          </chart:series>
          <chart:series chart:style-name="ch10" chart:values-cell-range-address="DISKREAD.B9:DISKREAD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.025">
                <text:p text:id="DISKREAD.B7:DISKREAD.E7">0.025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.075">
                <text:p text:id="DISKREAD.B8:DISKREAD.E8">0.075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E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9.658cm" svg:y="0.256cm" chart:style-name="ch2">
          <text:p>Disk Read KB/s JMeter_Test_390_Threads  11/18/2011</text:p>
        </chart:title>
        <chart:legend chart:legend-position="end" svg:x="31.562cm" svg:y="5.364cm" chart:style-name="ch3"/>
        <chart:plot-area chart:style-name="ch4" table:cell-range-address="DISKREAD.A1:DISKREAD.E5" chart:data-source-has-labels="both" svg:x="0.675cm" svg:y="1.281cm" svg:width="30.213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1:55:51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8cm" xlink:href=".." chart:class="chart:bar" chart:style-name="ch1">
        <chart:title svg:x="9.578cm" svg:y="0.256cm" chart:style-name="ch2">
          <text:p>Disk Write KB/s JMeter_Test_390_Threads  11/18/2011</text:p>
        </chart:title>
        <chart:legend chart:legend-position="end" svg:x="31.403cm" svg:y="5.6cm" chart:style-name="ch3"/>
        <chart:plot-area chart:style-name="ch4" table:cell-range-address="DISKWRITE.B1:DISKWRITE.E1 DISKWRITE.B7:DISKWRITE.E9" chart:data-source-has-labels="row" svg:x="0.675cm" svg:y="1.281cm" svg:width="30.054cm" svg:height="11.045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E7" chart:class="chart:bar">
            <chart:data-point chart:repeated="4"/>
          </chart:series>
          <chart:series chart:style-name="ch9" chart:values-cell-range-address="DISKWRITE.B8:DISKWRITE.E8" chart:class="chart:bar">
            <chart:data-point chart:repeated="4"/>
          </chart:series>
          <chart:series chart:style-name="ch10" chart:values-cell-range-address="DISKWRITE.B9:DISKWRIT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432.375">
                <text:p text:id="DISKWRITE.B7:DISKWRITE.E7">1432.375</text:p>
              </table:table-cell>
              <table:table-cell office:value-type="float" office:value="1432.375">
                <text:p>1432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664.4281747971">
                <text:p text:id="DISKWRITE.B8:DISKWRITE.E8">1664.4281747971</text:p>
              </table:table-cell>
              <table:table-cell office:value-type="float" office:value="1664.4281747971">
                <text:p>1664.4281747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900.296825202897">
                <text:p text:id="DISKWRITE.B9:DISKWRITE.E9">900.296825202897</text:p>
              </table:table-cell>
              <table:table-cell office:value-type="float" office:value="900.296825202897">
                <text:p>900.296825202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9.578cm" svg:y="0.256cm" chart:style-name="ch2">
          <text:p>Disk Write KB/s JMeter_Test_390_Threads  11/18/2011</text:p>
        </chart:title>
        <chart:legend chart:legend-position="end" svg:x="31.562cm" svg:y="5.364cm" chart:style-name="ch3"/>
        <chart:plot-area chart:style-name="ch4" table:cell-range-address="DISKWRITE.A1:DISKWRITE.E5" chart:data-source-has-labels="both" svg:x="0.675cm" svg:y="1.281cm" svg:width="30.213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1:55:51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501.7">
                <text:p>501.7</text:p>
              </table:table-cell>
              <table:table-cell office:value-type="float" office:value="501.7">
                <text:p>50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3997.1">
                <text:p>3997.1</text:p>
              </table:table-cell>
              <table:table-cell office:value-type="float" office:value="3997.1">
                <text:p>399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1230.7">
                <text:p>1230.7</text:p>
              </table:table-cell>
              <table:table-cell office:value-type="float" office:value="1230.7">
                <text:p>123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8cm" xlink:href=".." chart:class="chart:bar" chart:style-name="ch1">
        <chart:title svg:x="8.282cm" svg:y="0.256cm" chart:style-name="ch2">
          <text:p>Disk transfers per second JMeter_Test_390_Threads  11/18/2011</text:p>
        </chart:title>
        <chart:legend chart:legend-position="end" svg:x="31.403cm" svg:y="5.6cm" chart:style-name="ch3"/>
        <chart:plot-area chart:style-name="ch4" table:cell-range-address="DISKXFER.B1:DISKXFER.E1 DISKXFER.B7:DISKXFER.E9" chart:data-source-has-labels="row" svg:x="0.675cm" svg:y="1.281cm" svg:width="30.054cm" svg:height="11.045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E7" chart:class="chart:bar">
            <chart:data-point chart:repeated="4"/>
          </chart:series>
          <chart:series chart:style-name="ch9" chart:values-cell-range-address="DISKXFER.B8:DISKXFER.E8" chart:class="chart:bar">
            <chart:data-point chart:repeated="4"/>
          </chart:series>
          <chart:series chart:style-name="ch10" chart:values-cell-range-address="DISKXFER.B9:DISKXFER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58.35">
                <text:p text:id="DISKXFER.B7:DISKXFER.E7">58.35</text:p>
              </table:table-cell>
              <table:table-cell office:value-type="float" office:value="58.35">
                <text:p>58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4.3359468723222">
                <text:p text:id="DISKXFER.B8:DISKXFER.E8">24.3359468723222</text:p>
              </table:table-cell>
              <table:table-cell office:value-type="float" office:value="24.3359468723222">
                <text:p>24.3359468723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22.4140531276778">
                <text:p text:id="DISKXFER.B9:DISKXFER.E9">22.4140531276778</text:p>
              </table:table-cell>
              <table:table-cell office:value-type="float" office:value="22.4140531276778">
                <text:p>22.4140531276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8.282cm" svg:y="0.256cm" chart:style-name="ch2">
          <text:p>Disk transfers per second JMeter_Test_390_Threads  11/18/2011</text:p>
        </chart:title>
        <chart:legend chart:legend-position="end" svg:x="31.562cm" svg:y="5.364cm" chart:style-name="ch3"/>
        <chart:plot-area chart:style-name="ch4" table:cell-range-address="DISKXFER.A1:DISKXFER.E5" chart:data-source-has-labels="both" svg:x="0.675cm" svg:y="1.281cm" svg:width="30.213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1:55:51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60.8">
                <text:p>60.8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105.1">
                <text:p>105.1</text:p>
              </table:table-cell>
              <table:table-cell office:value-type="float" office:value="105.1">
                <text:p>10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67.5">
                <text:p>67.5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8cm" xlink:href=".." chart:class="chart:bar" chart:style-name="ch1">
        <chart:title svg:x="10.519cm" svg:y="0.256cm" chart:style-name="ch2">
          <text:p>JFS Filespace %Used ubuntuServer  11/18/2011</text:p>
        </chart:title>
        <chart:legend chart:legend-position="end" svg:x="31.069cm" svg:y="5.6cm" chart:style-name="ch3"/>
        <chart:plot-area chart:style-name="ch4" table:cell-range-address="JFSFILE.B1:JFSFILE.F1 JFSFILE.A7:JFSFILE.F9" chart:data-source-has-labels="both" svg:x="0.668cm" svg:y="1.281cm" svg:width="29.734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2.55">
                <text:p text:id="JFSFILE.B7:JFSFILE.F7">4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863689776733878">
                <text:p text:id="JFSFILE.B8:JFSFILE.F8">0.00863689776733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1.04136310223267">
                <text:p text:id="JFSFILE.B9:JFSFILE.F9">1.0413631022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709cm" svg:height="12.838cm" xlink:href=".." chart:class="chart:line" chart:style-name="ch1">
        <chart:title svg:x="10.461cm" svg:y="0.256cm" chart:style-name="ch2">
          <text:p>Memory MB JMeter_Test_390_Threads  11/18/2011</text:p>
        </chart:title>
        <chart:legend chart:legend-position="end" svg:x="31.959cm" svg:y="6.068cm" chart:style-name="ch3"/>
        <chart:plot-area chart:style-name="ch4" table:cell-range-address="MEM.A2:MEM.A5 MEM.F1:MEM.F5" chart:data-source-has-labels="both" svg:x="0.694cm" svg:y="1.281cm" svg:width="30.572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1:55:51</text:p>
              </table:table-cell>
              <table:table-cell office:value-type="float" office:value="655.8">
                <text:p text:id="MEM.F2:MEM.F5">655.8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650.5">
                <text:p>650.5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589.2">
                <text:p>589.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4.709cm" svg:height="12.834cm" xlink:href=".." chart:class="chart:area" chart:style-name="ch1">
        <chart:legend chart:legend-position="end" svg:x="31.827cm" svg:y="6.066cm" chart:style-name="ch2"/>
        <chart:plot-area chart:style-name="ch3" table:cell-range-address="MEM.A1:MEM.B5" chart:data-source-has-labels="both" svg:x="0.694cm" svg:y="0.256cm" svg:width="30.44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1:55:51</text:p>
              </table:table-cell>
              <table:table-cell office:value-type="float" office:value="2008.2">
                <text:p text:id="MEM.B2:MEM.B5">2008.2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8cm" xlink:href=".." chart:class="chart:area" chart:style-name="ch1">
        <chart:title svg:x="10.189cm" svg:y="0.256cm" chart:style-name="ch2">
          <text:p>CPU Total JMeter_Test_390_Threads  11/18/2011</text:p>
        </chart:title>
        <chart:legend chart:legend-position="end" svg:x="31.016cm" svg:y="5.6cm" chart:style-name="ch3"/>
        <chart:plot-area chart:style-name="ch4" table:cell-range-address="CPU_ALL.A1:CPU_ALL.D5" chart:data-source-has-labels="both" svg:x="0.668cm" svg:y="1.281cm" svg:width="29.681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55:51</text:p>
              </table:table-cell>
              <table:table-cell office:value-type="float" office:value="1.2">
                <text:p text:id="CPU_ALL.B2:CPU_ALL.B5">1.2</text:p>
              </table:table-cell>
              <table:table-cell office:value-type="float" office:value="0.7">
                <text:p text:id="CPU_ALL.C2:CPU_ALL.C5">0.7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3.8">
                <text:p>3.8</text:p>
              </table:table-cell>
              <table:table-cell office:value-type="float" office:value="1.4">
                <text:p>1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50.1">
                <text:p>50.1</text:p>
              </table:table-cell>
              <table:table-cell office:value-type="float" office:value="6">
                <text:p>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12.7">
                <text:p>12.7</text:p>
              </table:table-cell>
              <table:table-cell office:value-type="float" office:value="2.9">
                <text:p>2.9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8cm" xlink:href=".." chart:class="chart:area" chart:style-name="ch1">
        <chart:title svg:x="8.879cm" svg:y="0.256cm" chart:style-name="ch2">
          <text:p>Network I/O JMeter_Test_390_Threads (KB/s) - 11/18/2011</text:p>
        </chart:title>
        <chart:legend chart:legend-position="end" svg:x="29.588cm" svg:y="5.834cm" chart:style-name="ch3"/>
        <chart:plot-area chart:style-name="ch4" table:cell-range-address="NET.A2:NET.A5 NET.H1:NET.I5" chart:data-source-has-labels="both" svg:x="0.668cm" svg:y="1.281cm" svg:width="28.253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1:55:51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1.2">
                <text:p text:id="NET.H2:NET.H5">1.2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-203.5">
                <text:p>-203.5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-1994.1">
                <text:p>-1994.1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-290">
                <text:p>-290</text:p>
              </table:table-cell>
              <table:table-cell office:value-type="float" office:value="22.2">
                <text:p>22.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8.971cm" svg:y="0.256cm" chart:style-name="ch2">
          <text:p>Network I/O JMeter_Test_390_Threads (KB/s)  11/18/2011</text:p>
        </chart:title>
        <chart:legend chart:legend-position="end" svg:x="31.069cm" svg:y="5.598cm" chart:style-name="ch3"/>
        <chart:plot-area chart:style-name="ch4" table:cell-range-address="NET.B1:NET.E1 NET.A7:NET.E9" chart:data-source-has-labels="both" svg:x="0.668cm" svg:y="1.281cm" svg:width="29.734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75.9">
                <text:p>75.9</text:p>
              </table:table-cell>
              <table:table-cell office:value-type="float" office:value="0">
                <text:p>0</text:p>
              </table:table-cell>
              <table:table-cell office:value-type="float" office:value="621.95">
                <text:p>621.9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97.6132411067194">
                <text:p>97.6132411067194</text:p>
              </table:table-cell>
              <table:table-cell office:value-type="float" office:value="0">
                <text:p>0</text:p>
              </table:table-cell>
              <table:table-cell office:value-type="float" office:value="1026.87510651982">
                <text:p>1026.87510651982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46.9867588932807">
                <text:p>46.9867588932807</text:p>
              </table:table-cell>
              <table:table-cell office:value-type="float" office:value="0">
                <text:p>0</text:p>
              </table:table-cell>
              <table:table-cell office:value-type="float" office:value="345.274893480183">
                <text:p>345.27489348018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7cm" xlink:href=".." chart:class="chart:area" chart:style-name="ch1">
        <chart:title svg:x="8.971cm" svg:y="0.256cm" chart:style-name="ch2">
          <text:p>Network I/O JMeter_Test_390_Threads (KB/s)  11/18/2011</text:p>
        </chart:title>
        <chart:legend chart:legend-position="end" svg:x="30.487cm" svg:y="5.365cm" chart:style-name="ch3"/>
        <chart:plot-area chart:style-name="ch4" table:cell-range-address="NET.A1:NET.E5" chart:data-source-has-labels="both" svg:x="0.668cm" svg:y="1.281cm" svg:width="29.152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1:55:51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1.2">
                <text:p text:id="NET.C2:NET.C5">1.2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0">
                <text:p>0</text:p>
              </table:table-cell>
              <table:table-cell office:value-type="float" office:value="59.7">
                <text:p>59.7</text:p>
              </table:table-cell>
              <table:table-cell office:value-type="float" office:value="0">
                <text:p>0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0">
                <text:p>0</text:p>
              </table:table-cell>
              <table:table-cell office:value-type="float" office:value="220.5">
                <text:p>220.5</text:p>
              </table:table-cell>
              <table:table-cell office:value-type="float" office:value="0">
                <text:p>0</text:p>
              </table:table-cell>
              <table:table-cell office:value-type="float" office:value="1994.1">
                <text:p>1994.1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0">
                <text:p>0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8cm" xlink:href=".." chart:class="chart:bar" chart:style-name="ch1">
        <chart:title svg:x="9.236cm" svg:y="0.256cm" chart:style-name="ch2">
          <text:p>Network Packets JMeter_Test_390_Threads  11/18/2011</text:p>
        </chart:title>
        <chart:legend chart:legend-position="end" svg:x="31.069cm" svg:y="5.6cm" chart:style-name="ch3"/>
        <chart:plot-area chart:style-name="ch4" table:cell-range-address="NETPACKET.B1:NETPACKET.E1 NETPACKET.A7:NETPACKET.E9" chart:data-source-has-labels="both" svg:x="0.668cm" svg:y="1.281cm" svg:width="29.734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361.375">
                <text:p>361.375</text:p>
              </table:table-cell>
              <table:table-cell office:value-type="float" office:value="0">
                <text:p>0</text:p>
              </table:table-cell>
              <table:table-cell office:value-type="float" office:value="579.75">
                <text:p>579.7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436.019320304393">
                <text:p>436.019320304393</text:p>
              </table:table-cell>
              <table:table-cell office:value-type="float" office:value="0">
                <text:p>0</text:p>
              </table:table-cell>
              <table:table-cell office:value-type="float" office:value="838.438796895213">
                <text:p>838.438796895213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37.805679695607">
                <text:p>237.805679695607</text:p>
              </table:table-cell>
              <table:table-cell office:value-type="float" office:value="0">
                <text:p>0</text:p>
              </table:table-cell>
              <table:table-cell office:value-type="float" office:value="353.311203104787">
                <text:p>353.31120310478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449cm" svg:height="12.834cm" xlink:href=".." chart:class="chart:line" chart:style-name="ch1">
        <chart:title svg:x="9.236cm" svg:y="0.256cm" chart:style-name="ch2">
          <text:p>Network Packets JMeter_Test_390_Threads  11/18/2011</text:p>
        </chart:title>
        <chart:legend chart:legend-position="end" svg:x="30.196cm" svg:y="5.364cm" chart:style-name="ch3"/>
        <chart:plot-area chart:style-name="ch4" table:cell-range-address="NETPACKET.A1:NETPACKET.E5" chart:data-source-has-labels="both" svg:x="0.668cm" svg:y="1.281cm" svg:width="28.861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1:55:51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20">
                <text:p text:id="NETPACKET.C2:NETPACKET.C5">20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0">
                <text:p>0</text:p>
              </table:table-cell>
              <table:table-cell office:value-type="float" office:value="242.2">
                <text:p>242.2</text:p>
              </table:table-cell>
              <table:table-cell office:value-type="float" office:value="0">
                <text:p>0</text:p>
              </table:table-cell>
              <table:table-cell office:value-type="float" office:value="297.6">
                <text:p>297.6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0">
                <text:p>0</text:p>
              </table:table-cell>
              <table:table-cell office:value-type="float" office:value="1035.2">
                <text:p>1035.2</text:p>
              </table:table-cell>
              <table:table-cell office:value-type="float" office:value="0">
                <text:p>0</text:p>
              </table:table-cell>
              <table:table-cell office:value-type="float" office:value="1771.5">
                <text:p>1771.5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0">
                <text:p>0</text:p>
              </table:table-cell>
              <table:table-cell office:value-type="float" office:value="148.1">
                <text:p>148.1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8cm" xlink:href=".." chart:class="chart:line" chart:style-name="ch1">
        <chart:title svg:x="10.175cm" svg:y="0.256cm" chart:style-name="ch2">
          <text:p>Processes JMeter_Test_390_Threads  11/18/2011</text:p>
        </chart:title>
        <chart:legend chart:legend-position="end" svg:x="30.487cm" svg:y="5.834cm" chart:style-name="ch3"/>
        <chart:plot-area chart:style-name="ch4" table:cell-range-address="PROC.A1:PROC.C5" chart:data-source-has-labels="both" svg:x="0.668cm" svg:y="1.281cm" svg:width="29.152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55:51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4cm" xlink:href=".." chart:class="chart:line" chart:style-name="ch1">
        <chart:title svg:x="10.175cm" svg:y="0.256cm" chart:style-name="ch2">
          <text:p>Processes JMeter_Test_390_Threads  11/18/2011</text:p>
        </chart:title>
        <chart:legend chart:legend-position="end" svg:x="30.567cm" svg:y="5.832cm" chart:style-name="ch3"/>
        <chart:plot-area chart:style-name="ch4" table:cell-range-address="PROC.A2:PROC.A5 PROC.D2:PROC.E5" chart:data-source-has-labels="column" svg:x="0.668cm" svg:y="1.281cm" svg:width="29.232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55:51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770.9">
                <text:p>77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2707.9">
                <text:p>2707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841.7">
                <text:p>841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7cm" xlink:href=".." chart:class="chart:line" chart:style-name="ch1">
        <chart:title svg:x="10.175cm" svg:y="0.256cm" chart:style-name="ch2">
          <text:p>Processes JMeter_Test_390_Threads  11/18/2011</text:p>
        </chart:title>
        <chart:legend chart:legend-position="end" svg:x="30.567cm" svg:y="5.833cm" chart:style-name="ch3"/>
        <chart:plot-area chart:style-name="ch4" table:cell-range-address="PROC.A2:PROC.A5 PROC.H2:PROC.I5" chart:data-source-has-labels="column" svg:x="0.668cm" svg:y="1.281cm" svg:width="29.232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1:55:51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8cm" xlink:href=".." chart:class="chart:area" chart:column-mapping="0" chart:style-name="ch1">
        <chart:title svg:x="9.223cm" svg:y="0.256cm" chart:style-name="ch2">
          <text:p>File-backed paging (kByes/sec) ubuntuServer 11/18/2011</text:p>
        </chart:title>
        <chart:legend chart:legend-position="end" svg:x="30.805cm" svg:y="5.834cm" chart:style-name="ch3"/>
        <chart:plot-area chart:style-name="ch4" table:cell-range-address="VM.A2:VM.A5 VM.H1:VM.I5" chart:data-source-has-labels="both" svg:x="0.668cm" svg:y="1.281cm" svg:width="29.47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1:55:51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3.449cm" svg:height="12.834cm" xlink:href=".." chart:class="chart:area" chart:column-mapping="0" chart:style-name="ch1">
        <chart:title svg:x="8.985cm" svg:y="0.256cm" chart:style-name="ch2">
          <text:p>Swap-space activity (kBytes/sec) ubuntuServer 11/18/2011</text:p>
        </chart:title>
        <chart:legend chart:legend-position="end" svg:x="30.725cm" svg:y="5.832cm" chart:style-name="ch3"/>
        <chart:plot-area chart:style-name="ch4" table:cell-range-address="VM.A2:VM.A5 VM.J1:VM.K5" chart:data-source-has-labels="both" svg:x="0.668cm" svg:y="1.281cm" svg:width="29.39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1:55:51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3.449cm" svg:height="12.834cm" xlink:href=".." chart:class="chart:area" chart:style-name="ch1">
        <chart:legend chart:legend-position="end" svg:x="31.228cm" svg:y="6.066cm" chart:style-name="ch2"/>
        <chart:plot-area chart:style-name="ch3" table:cell-range-address="CPU_ALL.A2:CPU_ALL.A5 CPU_ALL.G1:CPU_ALL.G5" chart:data-source-has-labels="both" svg:x="0.668cm" svg:y="0.256cm" svg:width="29.893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1:55:51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8cm" xlink:href=".." chart:class="chart:area" chart:style-name="ch1">
        <chart:title svg:x="10.704cm" svg:y="0.256cm" chart:style-name="ch2">
          <text:p>CPU 1 JMeter_Test_390_Threads  11/18/2011</text:p>
        </chart:title>
        <chart:legend chart:legend-position="end" svg:x="31.016cm" svg:y="5.6cm" chart:style-name="ch3"/>
        <chart:plot-area chart:style-name="ch4" table:cell-range-address="CPU01.A1:CPU01.D5" chart:data-source-has-labels="both" svg:x="0.668cm" svg:y="1.281cm" svg:width="29.681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1:55:51</text:p>
              </table:table-cell>
              <table:table-cell office:value-type="float" office:value="1.5">
                <text:p text:id="CPU01.B2:CPU01.B5">1.5</text:p>
              </table:table-cell>
              <table:table-cell office:value-type="float" office:value="0.2">
                <text:p text:id="CPU01.C2:CPU01.C5">0.2</text:p>
              </table:table-cell>
              <table:table-cell office:value-type="float" office:value="0.2">
                <text:p text:id="CPU01.D2:CPU01.D5">0.2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3.6">
                <text:p>3.6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53">
                <text:p>53</text:p>
              </table:table-cell>
              <table:table-cell office:value-type="float" office:value="5.9">
                <text:p>5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10.9">
                <text:p>10.9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8cm" xlink:href=".." chart:class="chart:area" chart:style-name="ch1">
        <chart:title svg:x="10.704cm" svg:y="0.256cm" chart:style-name="ch2">
          <text:p>CPU 2 JMeter_Test_390_Threads  11/18/2011</text:p>
        </chart:title>
        <chart:legend chart:legend-position="end" svg:x="31.016cm" svg:y="5.6cm" chart:style-name="ch3"/>
        <chart:plot-area chart:style-name="ch4" table:cell-range-address="CPU02.A1:CPU02.D5" chart:data-source-has-labels="both" svg:x="0.668cm" svg:y="1.281cm" svg:width="29.681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1:55:51</text:p>
              </table:table-cell>
              <table:table-cell office:value-type="float" office:value="1.6">
                <text:p text:id="CPU02.B2:CPU02.B5">1.6</text:p>
              </table:table-cell>
              <table:table-cell office:value-type="float" office:value="0.2">
                <text:p text:id="CPU02.C2:CPU02.C5">0.2</text:p>
              </table:table-cell>
              <table:table-cell office:value-type="float" office:value="0.2">
                <text:p text:id="CPU02.D2:CPU02.D5">0.2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48.5">
                <text:p>48.5</text:p>
              </table:table-cell>
              <table:table-cell office:value-type="float" office:value="5.2">
                <text:p>5.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14.2">
                <text:p>14.2</text:p>
              </table:table-cell>
              <table:table-cell office:value-type="float" office:value="3.4">
                <text:p>3.4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8cm" xlink:href=".." chart:class="chart:area" chart:style-name="ch1">
        <chart:title svg:x="10.704cm" svg:y="0.256cm" chart:style-name="ch2">
          <text:p>CPU 3 JMeter_Test_390_Threads  11/18/2011</text:p>
        </chart:title>
        <chart:legend chart:legend-position="end" svg:x="31.016cm" svg:y="5.6cm" chart:style-name="ch3"/>
        <chart:plot-area chart:style-name="ch4" table:cell-range-address="CPU03.A1:CPU03.D5" chart:data-source-has-labels="both" svg:x="0.668cm" svg:y="1.281cm" svg:width="29.681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1:55:51</text:p>
              </table:table-cell>
              <table:table-cell office:value-type="float" office:value="1.5">
                <text:p text:id="CPU03.B2:CPU03.B5">1.5</text:p>
              </table:table-cell>
              <table:table-cell office:value-type="float" office:value="0.2">
                <text:p text:id="CPU03.C2:CPU03.C5">0.2</text:p>
              </table:table-cell>
              <table:table-cell office:value-type="float" office:value="0.2">
                <text:p text:id="CPU03.D2:CPU03.D5">0.2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3.9">
                <text:p>3.9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50.3">
                <text:p>50.3</text:p>
              </table:table-cell>
              <table:table-cell office:value-type="float" office:value="5.7">
                <text:p>5.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14.1">
                <text:p>14.1</text:p>
              </table:table-cell>
              <table:table-cell office:value-type="float" office:value="2.9">
                <text:p>2.9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3.449cm" svg:height="12.838cm" xlink:href=".." chart:class="chart:area" chart:style-name="ch1">
        <chart:title svg:x="10.704cm" svg:y="0.256cm" chart:style-name="ch2">
          <text:p>CPU 4 JMeter_Test_390_Threads  11/18/2011</text:p>
        </chart:title>
        <chart:legend chart:legend-position="end" svg:x="31.016cm" svg:y="5.6cm" chart:style-name="ch3"/>
        <chart:plot-area chart:style-name="ch4" table:cell-range-address="CPU04.A1:CPU04.D5" chart:data-source-has-labels="both" svg:x="0.668cm" svg:y="1.281cm" svg:width="29.681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1:55:51</text:p>
              </table:table-cell>
              <table:table-cell office:value-type="float" office:value="1.5">
                <text:p text:id="CPU04.B2:CPU04.B5">1.5</text:p>
              </table:table-cell>
              <table:table-cell office:value-type="float" office:value="0.2">
                <text:p text:id="CPU04.C2:CPU04.C5">0.2</text:p>
              </table:table-cell>
              <table:table-cell office:value-type="float" office:value="0.8">
                <text:p text:id="CPU04.D2:CPU04.D5">0.8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3.8">
                <text:p>3.8</text:p>
              </table:table-cell>
              <table:table-cell office:value-type="float" office:value="2">
                <text:p>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49.4">
                <text:p>49.4</text:p>
              </table:table-cell>
              <table:table-cell office:value-type="float" office:value="6.9">
                <text:p>6.9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11.5">
                <text:p>11.5</text:p>
              </table:table-cell>
              <table:table-cell office:value-type="float" office:value="3.7">
                <text:p>3.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449cm" svg:height="12.834cm" xlink:href=".." chart:class="chart:bar" chart:style-name="ch1">
        <chart:title svg:x="10.863cm" svg:y="0.256cm" chart:style-name="ch2">
          <text:p>CPU by Processor ubuntuServer  11/18/2011</text:p>
        </chart:title>
        <chart:legend chart:legend-position="end" svg:x="31.016cm" svg:y="5.598cm" chart:style-name="ch3"/>
        <chart:plot-area chart:style-name="ch4" table:cell-range-address="CPU_SUMM.A1:CPU_SUMM.D5" chart:data-source-has-labels="both" svg:x="0.668cm" svg:y="1.281cm" svg:width="29.681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7.25">
                <text:p text:id="CPU_SUMM.B2:CPU_SUMM.B5">17.25</text:p>
              </table:table-cell>
              <table:table-cell office:value-type="float" office:value="2.125">
                <text:p text:id="CPU_SUMM.C2:CPU_SUMM.C5">2.125</text:p>
              </table:table-cell>
              <table:table-cell office:value-type="float" office:value="1.55">
                <text:p text:id="CPU_SUMM.D2:CPU_SUMM.D5">1.5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7.075">
                <text:p>17.075</text:p>
              </table:table-cell>
              <table:table-cell office:value-type="float" office:value="2.45">
                <text:p>2.4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7.45">
                <text:p>17.45</text:p>
              </table:table-cell>
              <table:table-cell office:value-type="float" office:value="2.575">
                <text:p>2.57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6.55">
                <text:p>16.55</text:p>
              </table:table-cell>
              <table:table-cell office:value-type="float" office:value="3.2">
                <text:p>3.2</text:p>
              </table:table-cell>
              <table:table-cell office:value-type="float" office:value="13.425">
                <text:p>13.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3.706cm" svg:height="12.838cm" xlink:href=".." chart:class="chart:area" chart:style-name="ch1">
        <chart:title svg:x="9.59cm" svg:y="0.256cm" chart:style-name="ch2">
          <text:p>Disk total KB/s JMeter_Test_390_Threads - 11/18/2011</text:p>
        </chart:title>
        <chart:legend chart:legend-position="end" svg:x="29.945cm" svg:y="5.6cm" chart:style-name="ch3"/>
        <chart:plot-area chart:style-name="ch4" table:cell-range-address="DISK_SUMM.A2:DISK_SUMM.D5 DISK_SUMM.B1:DISK_SUMM.C1" chart:data-source-has-labels="column" svg:x="1.147cm" svg:y="1.281cm" svg:width="27.6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675cm" svg:y="6.605cm" chart:style-name="ch7">
              <text:p>KB/sec</text:p>
            </chart:title>
          </chart:axis>
          <chart:axis chart:dimension="y" chart:name="secondary-y" chart:style-name="ch8">
            <chart:title svg:x="28.345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1:55:51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0">
                <text:p>0</text:p>
              </table:table-cell>
              <table:table-cell office:value-type="float" office:value="1003.4">
                <text:p>1003.4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0.2">
                <text:p>0.2</text:p>
              </table:table-cell>
              <table:table-cell office:value-type="float" office:value="7994.2">
                <text:p>7994.2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0">
                <text:p>0</text:p>
              </table:table-cell>
              <table:table-cell office:value-type="float" office:value="2461.4">
                <text:p>2461.4</text:p>
              </table:table-cell>
              <table:table-cell office:value-type="float" office:value="135">
                <text:p>1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06cm" svg:height="12.834cm" xlink:href=".." chart:class="chart:bar" chart:style-name="ch1">
        <chart:title svg:x="9.683cm" svg:y="0.256cm" chart:style-name="ch2">
          <text:p>Disk total KB/s JMeter_Test_390_Threads  11/18/2011</text:p>
        </chart:title>
        <chart:legend chart:legend-position="end" svg:x="31.32cm" svg:y="5.598cm" chart:style-name="ch3"/>
        <chart:plot-area chart:style-name="ch4" table:cell-range-address="DISK_SUMM.B1:DISK_SUMM.D1 DISK_SUMM.A7:DISK_SUMM.D9" chart:data-source-has-labels="both" svg:x="0.674cm" svg:y="1.281cm" svg:width="29.973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.05">
                <text:p text:id="DISK_SUMM.B7:DISK_SUMM.D7">0.05</text:p>
              </table:table-cell>
              <table:table-cell office:value-type="float" office:value="2864.75">
                <text:p>2864.75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.15">
                <text:p text:id="DISK_SUMM.B8:DISK_SUMM.D8">0.15</text:p>
              </table:table-cell>
              <table:table-cell office:value-type="float" office:value="3328.85634959421">
                <text:p>3328.85634959421</text:p>
              </table:table-cell>
              <table:table-cell office:value-type="float" office:value="48.6718937446444">
                <text:p>48.6718937446444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1800.59365040579">
                <text:p>1800.59365040579</text:p>
              </table:table-cell>
              <table:table-cell office:value-type="float" office:value="44.8281062553556">
                <text:p>44.82810625535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8cm" xlink:href=".." chart:class="chart:bar" chart:style-name="ch1">
        <chart:title svg:x="8.573cm" svg:y="0.256cm" chart:style-name="ch2">
          <text:p>Disk Block Size JMeter_Test_390_Threads (Kbytes)  11/18/2011</text:p>
        </chart:title>
        <chart:legend chart:legend-position="end" svg:x="31.403cm" svg:y="5.6cm" chart:style-name="ch3"/>
        <chart:plot-area chart:style-name="ch4" table:cell-range-address="DISKBSIZE.B1:DISKBSIZE.E1 DISKBSIZE.B7:DISKBSIZE.E9" chart:data-source-has-labels="row" svg:x="0.675cm" svg:y="1.281cm" svg:width="30.054cm" svg:height="11.045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E7" chart:class="chart:bar">
            <chart:data-point chart:repeated="4"/>
          </chart:series>
          <chart:series chart:style-name="ch9" chart:values-cell-range-address="DISKBSIZE.B8:DISKBSIZE.E8" chart:class="chart:bar">
            <chart:data-point chart:repeated="4"/>
          </chart:series>
          <chart:series chart:style-name="ch10" chart:values-cell-range-address="DISKBSIZE.B9:DISKBSIZE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6.125">
                <text:p text:id="DISKBSIZE.B7:DISKBSIZE.E7">16.125</text:p>
              </table:table-cell>
              <table:table-cell office:value-type="float" office:value="16.125">
                <text:p>16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.4661627906977">
                <text:p text:id="DISKBSIZE.B8:DISKBSIZE.E8">12.4661627906977</text:p>
              </table:table-cell>
              <table:table-cell office:value-type="float" office:value="12.4661627906977">
                <text:p>12.4661627906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9.40883720930232">
                <text:p text:id="DISKBSIZE.B9:DISKBSIZE.E9">9.40883720930232</text:p>
              </table:table-cell>
              <table:table-cell office:value-type="float" office:value="9.40883720930232">
                <text:p>9.40883720930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3.763cm" svg:height="12.834cm" xlink:href=".." chart:class="chart:line" chart:style-name="ch1">
        <chart:title svg:x="8.573cm" svg:y="0.256cm" chart:style-name="ch2">
          <text:p>Disk Block Size JMeter_Test_390_Threads (Kbytes)  11/18/2011</text:p>
        </chart:title>
        <chart:legend chart:legend-position="end" svg:x="31.562cm" svg:y="5.364cm" chart:style-name="ch3"/>
        <chart:plot-area chart:style-name="ch4" table:cell-range-address="DISKBSIZE.A1:DISKBSIZE.E5" chart:data-source-has-labels="both" svg:x="0.675cm" svg:y="1.281cm" svg:width="30.213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1:55:51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</table:table-row>
            <table:table-row>
              <table:table-cell office:value-type="string">
                <text:p>11:56:21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51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21</text:p>
              </table:table-cell>
              <table:table-cell office:value-type="float" office:value="18.2">
                <text:p>18.2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3.763cm" svg:height="12.838cm" xlink:href=".." chart:class="chart:bar" chart:style-name="ch1">
        <chart:title svg:x="10.147cm" svg:y="0.256cm" chart:style-name="ch2">
          <text:p>Disk %Busy JMeter_Test_390_Threads  11/18/2011</text:p>
        </chart:title>
        <chart:legend chart:legend-position="end" svg:x="31.403cm" svg:y="5.6cm" chart:style-name="ch3"/>
        <chart:plot-area chart:style-name="ch4" table:cell-range-address="DISKBUSY.B1:DISKBUSY.E1 DISKBUSY.B7:DISKBUSY.E9" chart:data-source-has-labels="row" svg:x="0.675cm" svg:y="1.281cm" svg:width="30.054cm" svg:height="11.045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E7" chart:class="chart:bar">
            <chart:data-point chart:repeated="4"/>
          </chart:series>
          <chart:series chart:style-name="ch9" chart:values-cell-range-address="DISKBUSY.B8:DISKBUSY.E8" chart:class="chart:bar">
            <chart:data-point chart:repeated="4"/>
          </chart:series>
          <chart:series chart:style-name="ch10" chart:values-cell-range-address="DISKBUSY.B9:DISKBUSY.E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5.4">
                <text:p text:id="DISKBUSY.B7:DISKBUSY.E7">25.4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.3061023622047">
                <text:p text:id="DISKBUSY.B8:DISKBUSY.E8">12.3061023622047</text:p>
              </table:table-cell>
              <table:table-cell office:value-type="float" office:value="12.2687007874016">
                <text:p>12.2687007874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11.5938976377953">
                <text:p text:id="DISKBUSY.B9:DISKBUSY.E9">11.5938976377953</text:p>
              </table:table-cell>
              <table:table-cell office:value-type="float" office:value="11.5312992125984">
                <text:p>11.531299212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